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2.7547in"/>
    </style:style>
    <style:style style:name="co4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Ore di lavoro</text:p>
          </table:table-cell>
          <table:table-cell office:value-type="string" calcext:value-type="string">
            <text:p>Operazioni svolte</text:p>
          </table:table-cell>
          <table:table-cell office:value-type="string" calcext:value-type="string">
            <text:p>Problemi riscontrati</text:p>
          </table:table-cell>
          <table:table-cell office:value-type="string" calcext:value-type="string">
            <text:p>Versione</text:p>
          </table:table-cell>
        </table:table-row>
        <table:table-row table:style-name="ro2">
          <table:table-cell table:style-name="Default" office:value-type="string" calcext:value-type="string">
            <text:p>15/12/20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Disegno mockup e stesura obiettivi e requisiti</text:p>
          </table:table-cell>
          <table:table-cell table:style-name="ce2" table:number-columns-repeated="2"/>
        </table:table-row>
        <table:table-row table:style-name="ro2">
          <table:table-cell office:value-type="string" calcext:value-type="string">
            <text:p>21/12/202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o iniziato a disegnare I primi layout</text:p>
          </table:table-cell>
          <table:table-cell table:style-name="ce2"/>
          <table:table-cell table:style-name="ce2" office:value-type="string" calcext:value-type="string">
            <text:p>TalApp</text:p>
            <text:p><text:span text:style-name="T1">TalApp1</text:span></text:p>
          </table:table-cell>
        </table:table-row>
        <table:table-row table:style-name="ro3">
          <table:table-cell office:value-type="string" calcext:value-type="string">
            <text:p>22/12/202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Ho iniziato a fare ricerca sulla piattaforma Firebase per capire come gestire le autenticazioni + ho continuato a progettare layout</text:p>
          </table:table-cell>
          <table:table-cell table:style-name="ce2"/>
          <table:table-cell table:style-name="ce2" office:value-type="string" calcext:value-type="string">
            <text:p><text:span text:style-name="T1">TalApp2</text:span></text:p>
            <text:p><text:span text:style-name="T2">TalApp3</text:span></text:p>
          </table:table-cell>
        </table:table-row>
        <table:table-row table:style-name="ro2">
          <table:table-cell office:value-type="string" calcext:value-type="string">
            <text:p>23/12/202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Ho creato il login e la registrazione tramite Firebase Authentication</text:p>
          </table:table-cell>
          <table:table-cell table:style-name="ce2"/>
          <table:table-cell table:style-name="ce2" office:value-type="string" calcext:value-type="string">
            <text:p>TalApp4</text:p>
            <text:p>TalApp5</text:p>
          </table:table-cell>
        </table:table-row>
        <table:table-row table:style-name="ro2">
          <table:table-cell office:value-type="string" calcext:value-type="string">
            <text:p>24/12/20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o creato e modificato layout</text:p>
          </table:table-cell>
          <table:table-cell table:style-name="ce2"/>
          <table:table-cell table:style-name="ce2" office:value-type="string" calcext:value-type="string">
            <text:p><text:span text:style-name="T1">TalApp6</text:span></text:p>
            <text:p><text:span text:style-name="T1">TalApp7</text:span></text:p>
          </table:table-cell>
        </table:table-row>
        <table:table-row table:style-name="ro4">
          <table:table-cell office:value-type="string" calcext:value-type="string">
            <text:p>25/12/20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 creato la maggior parte dei layout e ho iniziato a collegarli tra loro tramite Navigation</text:p>
            <text:p>Ho studiato come gestire I vari fragment e le varie activity tra loro</text:p>
          </table:table-cell>
          <table:table-cell table:style-name="ce2" office:value-type="string" calcext:value-type="string">
            <text:p>Non rieesco a capire quando usare un’activity e quando un fragment, devo studiare meglio come funziona Navigation</text:p>
          </table:table-cell>
          <table:table-cell table:style-name="ce2" office:value-type="string" calcext:value-type="string">
            <text:p>TalApp8</text:p>
          </table:table-cell>
        </table:table-row>
        <table:table-row table:style-name="ro4">
          <table:table-cell office:value-type="string" calcext:value-type="string">
            <text:p>26/12/20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o fatto ricerca sul Cloud Firebase DB</text:p>
            <text:p>Ho collegato I vari layout per creare tramite Navigation un flusso corretto della visualizzazione dell’applicazione</text:p>
            <text:p>Ho finito di creare I vari layout</text:p>
          </table:table-cell>
          <table:table-cell table:style-name="ce2" office:value-type="string" calcext:value-type="string">
            <text:p>Devo capire come gestire il login in assenza di connessione</text:p>
          </table:table-cell>
          <table:table-cell table:style-name="ce2" office:value-type="string" calcext:value-type="string">
            <text:p><text:span text:style-name="T3">TalApp9</text:span></text:p>
            <text:p><text:span text:style-name="T3">TalApp10</text:span></text:p>
            <text:p><text:span text:style-name="T3">TalApp11</text:span></text:p>
            <text:p><text:span text:style-name="T2">TalApp12</text:span></text:p>
          </table:table-cell>
        </table:table-row>
        <table:table-row table:style-name="ro5">
          <table:table-cell office:value-type="string" calcext:value-type="string">
            <text:p>27/12/20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Ho gestito il login senza connessione, attualmente non è possibile fare il login senza connessione</text:p>
            <text:p>Ho implementato le prime funzionalità per l’inserimento dei dati nel Colud Firebase DB</text:p>
          </table:table-cell>
          <table:table-cell table:style-name="ce2"/>
          <table:table-cell table:style-name="ce2" office:value-type="string" calcext:value-type="string">
            <text:p><text:span text:style-name="T1">TalApp13</text:span></text:p>
            <text:p><text:span text:style-name="T2">TalApp14</text:span></text:p>
            <text:p><text:span text:style-name="T2">TalApp15</text:span></text:p>
          </table:table-cell>
        </table:table-row>
        <table:table-row table:style-name="ro1">
          <table:table-cell office:value-type="string" calcext:value-type="string">
            <text:p>28/12/2020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29/12/2020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30/12/2020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string" calcext:value-type="string">
            <text:p>31/12/2020</text:p>
          </table:table-cell>
          <table:table-cell/>
          <table:table-cell table:style-name="ce2" table:number-columns-repeated="3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/>
          <table:table-cell table:style-name="ce2" table:number-columns-repeated="3"/>
        </table:table-row>
        <table:table-row table:style-name="ro1" table:number-rows-repeated="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2:25:44.213750776</meta:creation-date>
    <dc:date>2020-12-28T17:34:06.839492513</dc:date>
    <meta:editing-duration>PT4H47M52S</meta:editing-duration>
    <meta:editing-cycles>1</meta:editing-cycles>
    <meta:document-statistic meta:table-count="1" meta:cell-count="43" meta:object-count="0"/>
    <meta:generator>LibreOffice/6.4.6.2$Linux_X86_64 LibreOffice_project/40$Build-2</meta:generator>
  </office:meta>
</office:document-meta>
</file>